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74mm"/>
    </style:style>
    <style:style style:name="co2" style:family="table-column">
      <style:table-column-properties fo:break-before="auto" style:column-width="93.98mm"/>
    </style:style>
    <style:style style:name="co3" style:family="table-column">
      <style:table-column-properties fo:break-before="auto" style:column-width="119.72mm"/>
    </style:style>
    <style:style style:name="co4" style:family="table-column">
      <style:table-column-properties fo:break-before="auto" style:column-width="23.62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3.49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40.48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9.79mm" fo:break-before="auto" style:use-optimal-row-height="false"/>
    </style:style>
    <style:style style:name="ro8" style:family="table-row">
      <style:table-row-properties style:row-height="17.99mm" fo:break-before="auto" style:use-optimal-row-height="false"/>
    </style:style>
    <style:style style:name="ro9" style:family="table-row">
      <style:table-row-properties style:row-height="9.4mm" fo:break-before="auto" style:use-optimal-row-height="false"/>
    </style:style>
    <style:style style:name="ro10" style:family="table-row">
      <style:table-row-properties style:row-height="10.9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2" office:value-type="string" calcext:value-type="string">
            <text:p>Informace</text:p>
          </table:table-cell>
          <table:table-cell table:style-name="ce2" office:value-type="string" calcext:value-type="string">
            <text:p>Vysvětlivk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formace o IS:</text:p>
          </table:table-cell>
          <table:table-cell table:style-name="ce1" office:value-type="string" calcext:value-type="string">
            <text:p>IS PKO (projekt komunálního odpadu)</text:p>
          </table:table-cell>
          <table:table-cell table:style-name="ce4" office:value-type="string" calcext:value-type="string">
            <text:p>Název daného informačního systému 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aný IS tisky:</text:p>
          </table:table-cell>
          <table:table-cell table:style-name="ce4" office:value-type="string" calcext:value-type="string">
            <text:p>smlouva (provoz + rozšířená podpora) je z roku 2005, tisk není k dispozici </text:p>
          </table:table-cell>
          <table:table-cell table:style-name="ce4" office:value-type="string" calcext:value-type="string">
            <text:p>Tisky (rady, zastupitelstva), popř. další klíčové dokumenty (rozhodnutí ředitele MHMP), které se daného IS týkají. Uveďte ve formátu: číslo (název)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Předchůdce nazev:</text:p>
          </table:table-cell>
          <table:table-cell table:style-name="ce4" office:value-type="string" calcext:value-type="string">
            <text:p>není, důvodem pořízení byl zákon o odpadech z r.2000</text:p>
          </table:table-cell>
          <table:table-cell table:style-name="ce4" office:value-type="string" calcext:value-type="string">
            <text:p>Název systému, který plnil danou činnost předtím, popř. Stručný popis jak byla agenda plněna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ředchůdce tisky:</text:p>
          </table:table-cell>
          <table:table-cell table:style-name="ce1" office:value-type="string" calcext:value-type="string">
            <text:p>není</text:p>
          </table:table-cell>
          <table:table-cell office:value-type="string" calcext:value-type="string">
            <text:p>Obdobně jako u řádku 3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davatel daného IS:</text:p>
          </table:table-cell>
          <table:table-cell table:style-name="ce4" office:value-type="string" calcext:value-type="string">
            <text:p>ICZ a.s. (resp. SA&amp;S s.r.o. v r.2000, časem fúze s ICZ)</text:p>
          </table:table-cell>
          <table:table-cell table:style-name="ce4" office:value-type="string" calcext:value-type="string">
            <text:p>Název a IČO dodavatele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Další produkty od dodavatele:</text:p>
          </table:table-cell>
          <table:table-cell table:style-name="ce4" office:value-type="string" calcext:value-type="string">
            <text:p>e-spis (podpora), počítačový program "Usnesení", program "Podatelna", poskytování hostingových služeb podpory provozu aplikace e-Spis (moduly spis služba, Usnesení, úkoly, ePodatelna, ILearning, registratura, Statistiky) - tyto smlouvy byly uzavřeny se spol. EXPRIT spol. s r.o., v roce 2006 fůze s ICZ a.s., úpravy standardního software pro vedení spisové služby e-spis pro provozování formou hostingu v prostředí hl. m. Prahy v návaznosti na zákon č. 300/2008 Sb.</text:p>
          </table:table-cell>
          <table:table-cell table:style-name="ce4" office:value-type="string" calcext:value-type="string">
            <text:p>Seznam produktů, které máme od stejného dodavatele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Daný IS využívá:</text:p>
          </table:table-cell>
          <table:table-cell table:style-name="ce5" office:value-type="string" calcext:value-type="string">
            <text:p>DPC a OCP, data částečně využívají i MČ</text:p>
          </table:table-cell>
          <table:table-cell table:style-name="ce4" office:value-type="string" calcext:value-type="string">
            <text:p>Jaké odbory / instituce / široká veřejnost daný IS využívá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Databáze:</text:p>
          </table:table-cell>
          <table:table-cell table:style-name="ce6" office:value-type="string" calcext:value-type="string">
            <text:p>Informix verze XI.10 , dbservername: old6i0shm, old6i0tcp , instance: I0 .</text:p>
          </table:table-cell>
          <table:table-cell table:style-name="ce4" office:value-type="string" calcext:value-type="string">
            <text:p>Jakou databázi daný IS využívá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Technické parametry:</text:p>
          </table:table-cell>
          <table:table-cell table:style-name="ce4" office:value-type="string" calcext:value-type="string">
            <text:p>Server SUN V240, SunOS dbs6 5.10 Generic_127111-11 sun4u sparc, 2x UltraSparc IIIi, RAM 2GB, umístění v NUB, databáze Informix uložena v SAN, doba provozu &gt; 10 roků</text:p>
          </table:table-cell>
          <table:table-cell table:style-name="ce4" office:value-type="string" calcext:value-type="string">
            <text:p>Základní technické parametry hardware (včetně virtuálního), který systém využívá. Např. počet fyzických a virtuálních serverů. A základní informace o nich.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Velikost úvazku v rámci MHMP:</text:p>
          </table:table-cell>
          <table:table-cell table:style-name="ce5" office:value-type="string" calcext:value-type="string">
            <text:p>cca 0.1 úvazku</text:p>
          </table:table-cell>
          <table:table-cell table:style-name="ce4" office:value-type="string" calcext:value-type="string">
            <text:p>Velikost úvazku, který údržba daného IS, zabírá v odboru INF. Např. Koordinace, předávací protokoly, kontrola..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ena celkem 2015</text:p>
          </table:table-cell>
          <table:table-cell table:style-name="ce1" office:value-type="string" calcext:value-type="string">
            <text:p>3 096 874,- Kč</text:p>
          </table:table-cell>
          <table:table-cell table:style-name="ce4" office:value-type="string" calcext:value-type="string">
            <text:p>Reálné celkové náklady na daný IS v daném roce v Kč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ena celkem 2014</text:p>
          </table:table-cell>
          <table:table-cell table:style-name="ce1" office:value-type="string" calcext:value-type="string">
            <text:p>2 637 316,- Kč</text:p>
          </table:table-cell>
          <table:table-cell table:style-name="ce4" office:value-type="string" calcext:value-type="string">
            <text:p>Reálné celkové náklady na daný IS v daném roce v Kč.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yp licence:</text:p>
          </table:table-cell>
          <table:table-cell table:style-name="ce4" office:value-type="string" calcext:value-type="string">
            <text:p>potřeba licencí při pořizování nebyla řešena. De facto multilicence - není ale ve smlouvě nikde ukotvena. Jde ale o SW na zakázku.. </text:p>
          </table:table-cell>
          <table:table-cell table:style-name="ce4" office:value-type="string" calcext:value-type="string">
            <text:p>Stručná charakteristika způsobu licencování. Např. Zda vlasníme neomezenou licenci, nebo mámen licencí pro uživatele apod.</text:p>
          </table:table-cell>
          <table:table-cell table:number-columns-repeated="1021"/>
        </table:table-row>
        <table:table-row table:style-name="ro10">
          <table:table-cell table:style-name="ce2" office:value-type="string" calcext:value-type="string">
            <text:p>Zdrojové kódy:</text:p>
          </table:table-cell>
          <table:table-cell table:style-name="ce1" office:value-type="string" calcext:value-type="string">
            <text:p>výrobce</text:p>
          </table:table-cell>
          <table:table-cell table:style-name="ce4" office:value-type="string" calcext:value-type="string">
            <text:p>Kdo má k dispozici zdrojové kódy. Např. výrobce, open source, kopie uschována na magistrátu.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Rozložení ceny:</text:p>
          </table:table-cell>
          <table:table-cell table:style-name="ce7" office:value-type="string" calcext:value-type="string">
            <text:p>Paušál 130 tisKč vč DPH/Q = 1,04mil Kč za 2 roky, práce na zakázku a úpravy dle požadavků dotčených odborů (fakturace, upomínky -2x ročně, sestavy, rozvojové požadavky) 4,6mil Kč za 2 roky</text:p>
          </table:table-cell>
          <table:table-cell table:style-name="ce4" office:value-type="string" calcext:value-type="string">
            <text:p>Základní rozklad ceny dle vzoru. Hlavně rozdělení na periodické poplatky (a za co), jednorazové platb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řílohy</text:p>
          </table:table-cell>
          <table:table-cell table:style-name="ce4" office:value-type="string" calcext:value-type="string">
            <text:p>seznam faktur</text:p>
          </table:table-cell>
          <table:table-cell table:style-name="ce4" office:value-type="string" calcext:value-type="string">
            <text:p>ICZ (002).xls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6-02-17T13:54:19</meta:creation-date>
    <dc:creator>LÍSAL David Ing.</dc:creator>
    <dc:date>2016-03-04T21:57:39</dc:date>
    <meta:editing-cycles>3</meta:editing-cycles>
    <meta:editing-duration>PT13M</meta:editing-duration>
    <meta:document-statistic meta:table-count="1" meta:cell-count="50" meta:object-count="0"/>
    <meta:generator>LibreOffice/4.4.6.3$Linux_X86_64 LibreOffice_project/40m0$Build-3</meta:generator>
  </office:meta>
</office:document-meta>
</file>